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ff7" officeooo:paragraph-rsid="000dcff7"/>
    </style:style>
    <style:style style:name="P2" style:family="paragraph" style:parent-style-name="Standard">
      <style:text-properties officeooo:rsid="000dcff7" officeooo:paragraph-rsid="000de94c"/>
    </style:style>
    <style:style style:name="P3" style:family="paragraph" style:parent-style-name="Standard">
      <style:paragraph-properties fo:text-align="center" style:justify-single-word="false"/>
      <style:text-properties officeooo:rsid="000dcff7" officeooo:paragraph-rsid="000dcff7"/>
    </style:style>
    <style:style style:name="P4" style:family="paragraph" style:parent-style-name="Standard">
      <style:text-properties officeooo:paragraph-rsid="000de94c"/>
    </style:style>
    <style:style style:name="P5" style:family="paragraph" style:parent-style-name="Standard">
      <style:text-properties officeooo:rsid="00106899" officeooo:paragraph-rsid="00106899"/>
    </style:style>
    <style:style style:name="P6" style:family="paragraph" style:parent-style-name="Standard">
      <style:text-properties style:font-name="Arial" fo:font-size="14pt" officeooo:rsid="0014f625" officeooo:paragraph-rsid="0014f625"/>
    </style:style>
    <style:style style:name="P7" style:family="paragraph" style:parent-style-name="Standard">
      <style:text-properties style:font-name="Arial" fo:font-size="14pt" officeooo:rsid="0014f625" officeooo:paragraph-rsid="00152800"/>
    </style:style>
    <style:style style:name="P8" style:family="paragraph" style:parent-style-name="Standard">
      <style:text-properties style:font-name="Arial" fo:font-size="14pt" officeooo:rsid="00152800" officeooo:paragraph-rsid="00152800"/>
    </style:style>
    <style:style style:name="P9" style:family="paragraph" style:parent-style-name="Standard">
      <style:text-properties style:font-name="Arial" fo:font-size="14pt" officeooo:rsid="00152800" officeooo:paragraph-rsid="00189de7"/>
    </style:style>
    <style:style style:name="P10" style:family="paragraph" style:parent-style-name="Standard">
      <style:text-properties style:font-name="Arial" fo:font-size="14pt" officeooo:rsid="000dcff7" officeooo:paragraph-rsid="000dcff7"/>
    </style:style>
    <style:style style:name="P11" style:family="paragraph" style:parent-style-name="Standard">
      <style:text-properties style:font-name="Arial" fo:font-size="14pt" officeooo:rsid="000de94c" officeooo:paragraph-rsid="000de94c"/>
    </style:style>
    <style:style style:name="P12" style:family="paragraph" style:parent-style-name="Standard">
      <style:text-properties style:font-name="Arial" fo:font-size="14pt" officeooo:rsid="0011e712" officeooo:paragraph-rsid="0011e712"/>
    </style:style>
    <style:style style:name="P13" style:family="paragraph" style:parent-style-name="Standard">
      <style:text-properties style:font-name="Arial" fo:font-size="14pt" officeooo:rsid="00132c33" officeooo:paragraph-rsid="00132c33"/>
    </style:style>
    <style:style style:name="P14" style:family="paragraph" style:parent-style-name="Standard">
      <style:text-properties style:font-name="Arial" fo:font-size="14pt" officeooo:rsid="00140301" officeooo:paragraph-rsid="00140301"/>
    </style:style>
    <style:style style:name="P15" style:family="paragraph" style:parent-style-name="Standard">
      <style:text-properties style:font-name="Arial" fo:font-size="11pt" officeooo:rsid="00106899" officeooo:paragraph-rsid="00106899" style:font-size-asian="11pt" style:font-size-complex="11pt"/>
    </style:style>
    <style:style style:name="P16" style:family="paragraph" style:parent-style-name="Standard">
      <style:text-properties style:font-name="Arial" fo:font-size="11pt" officeooo:rsid="0014f625" officeooo:paragraph-rsid="0014f625" style:font-size-asian="11pt" style:font-size-complex="11pt"/>
    </style:style>
    <style:style style:name="P17" style:family="paragraph" style:parent-style-name="Standard">
      <style:text-properties style:font-name="Arial" fo:font-size="11pt" officeooo:rsid="000de94c" officeooo:paragraph-rsid="000de94c" style:font-size-asian="11pt" style:font-size-complex="11pt"/>
    </style:style>
    <style:style style:name="P18" style:family="paragraph" style:parent-style-name="Standard">
      <style:text-properties style:font-name="Arial" fo:font-size="11pt" fo:font-weight="bold" officeooo:rsid="0014f625" officeooo:paragraph-rsid="0014f625" style:font-size-asian="11pt" style:font-size-complex="11pt"/>
    </style:style>
    <style:style style:name="P19" style:family="paragraph" style:parent-style-name="Standard">
      <style:text-properties style:font-name="Arial" fo:font-size="12pt" officeooo:rsid="00152800" officeooo:paragraph-rsid="00189de7" style:font-size-asian="12pt" style:font-size-complex="12pt"/>
    </style:style>
    <style:style style:name="P20" style:family="paragraph" style:parent-style-name="Standard">
      <style:text-properties style:font-name="Arial" fo:font-size="12pt" officeooo:rsid="0014f625" officeooo:paragraph-rsid="00152800" style:font-size-asian="12pt" style:font-size-complex="12pt"/>
    </style:style>
    <style:style style:name="P21" style:family="paragraph" style:parent-style-name="Standard">
      <style:text-properties style:font-name="Arial" fo:font-size="12pt" officeooo:rsid="0014f625" officeooo:paragraph-rsid="0014f625" style:font-size-asian="12pt" style:font-size-complex="12pt"/>
    </style:style>
    <style:style style:name="P22" style:family="paragraph" style:parent-style-name="Standard">
      <style:text-properties style:font-name="Arial" fo:font-size="10.5pt" officeooo:rsid="00152800" officeooo:paragraph-rsid="00152800" style:font-size-asian="10.5pt" style:font-size-complex="10.5pt"/>
    </style:style>
    <style:style style:name="P23" style:family="paragraph" style:parent-style-name="Standard">
      <style:text-properties officeooo:paragraph-rsid="00106899"/>
    </style:style>
    <style:style style:name="P24" style:family="paragraph" style:parent-style-name="Standard">
      <style:text-properties officeooo:rsid="001141e0" officeooo:paragraph-rsid="001141e0"/>
    </style:style>
    <style:style style:name="P25" style:family="paragraph" style:parent-style-name="Text_20_body">
      <style:text-properties style:font-name="Arial" fo:font-size="11pt" officeooo:rsid="00152800" officeooo:paragraph-rsid="00152800" style:font-size-asian="11pt" style:font-size-complex="11pt"/>
    </style:style>
    <style:style style:name="P26" style:family="paragraph" style:parent-style-name="Text_20_body">
      <style:text-properties style:font-name="Arial" fo:font-size="12pt" style:font-size-asian="12pt" style:font-size-complex="12pt"/>
    </style:style>
    <style:style style:name="P27" style:family="paragraph" style:parent-style-name="Text_20_body">
      <style:text-properties style:font-name="Arial" fo:font-size="12pt" fo:font-weight="bold" officeooo:rsid="000dcff7" officeooo:paragraph-rsid="00152800" style:font-size-asian="12pt" style:font-size-complex="12pt"/>
    </style:style>
    <style:style style:name="P28" style:family="paragraph" style:parent-style-name="Text_20_body">
      <style:text-properties fo:font-size="11pt" officeooo:paragraph-rsid="00152800" style:font-size-asian="11pt" style:font-size-complex="11pt"/>
    </style:style>
    <style:style style:name="P29" style:family="paragraph" style:parent-style-name="Text_20_body">
      <style:text-properties officeooo:paragraph-rsid="000f6a9a"/>
    </style:style>
    <style:style style:name="P30" style:family="paragraph" style:parent-style-name="Text_20_body">
      <style:text-properties fo:font-style="italic"/>
    </style:style>
    <style:style style:name="P31" style:family="paragraph" style:parent-style-name="Text_20_body">
      <style:text-properties fo:font-size="8pt" officeooo:paragraph-rsid="00152800" style:font-size-asian="8pt" style:font-size-complex="8pt"/>
    </style:style>
    <style:style style:name="P32" style:family="paragraph" style:parent-style-name="Text_20_body">
      <style:text-properties fo:font-size="13pt" style:font-size-asian="13pt" style:font-size-complex="13pt"/>
    </style:style>
    <style:style style:name="P33" style:family="paragraph" style:parent-style-name="Text_20_body">
      <style:text-properties fo:color="#000000" style:font-name="Arial" fo:font-size="12pt" style:text-underline-style="none" fo:font-weight="bold" officeooo:rsid="000f6a9a" officeooo:paragraph-rsid="000f6a9a" style:font-size-asian="12pt" style:font-size-complex="12pt"/>
    </style:style>
    <style:style style:name="P34" style:family="paragraph" style:parent-style-name="Preformatted_20_Text">
      <style:text-properties style:font-name="Liberation Mono" fo:font-size="10pt" officeooo:rsid="0014f625" officeooo:paragraph-rsid="0014f625" style:font-name-asian="Nimbus Mono L" style:font-size-asian="10pt" style:font-name-complex="Liberation Mono" style:font-size-complex="10pt"/>
    </style:style>
    <style:style style:name="P35" style:family="paragraph" style:parent-style-name="Preformatted_20_Text">
      <style:text-properties fo:font-size="12pt" style:font-size-asian="12pt" style:font-size-complex="12pt"/>
    </style:style>
    <style:style style:name="P36" style:family="paragraph" style:parent-style-name="Preformatted_20_Text">
      <style:text-properties style:font-name="Arial" fo:font-size="14pt" officeooo:rsid="0014f625" officeooo:paragraph-rsid="0014f625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P38" style:family="paragraph" style:parent-style-name="Preformatted_20_Text">
      <style:paragraph-properties fo:margin-top="0cm" fo:margin-bottom="0.499cm" loext:contextual-spacing="false"/>
      <style:text-properties fo:font-style="italic"/>
    </style:style>
    <style:style style:name="P39" style:family="paragraph" style:parent-style-name="Heading_20_3">
      <style:text-properties style:font-name="Arial" fo:font-size="14pt" officeooo:rsid="00140301" officeooo:paragraph-rsid="00140301"/>
    </style:style>
    <style:style style:name="P40" style:family="paragraph" style:parent-style-name="Text_20_body">
      <style:text-properties style:font-name="Liberation Sans" fo:font-size="12pt" officeooo:paragraph-rsid="000de94c" style:font-size-asian="12pt" style:font-size-complex="12pt"/>
    </style:style>
    <style:style style:name="P41" style:family="paragraph" style:parent-style-name="Preformatted_20_Text">
      <style:text-properties style:font-name="Liberation Sans" fo:font-size="12pt" style:font-size-asian="12pt" style:font-size-complex="12pt"/>
    </style:style>
    <style:style style:name="P42" style:family="paragraph" style:parent-style-name="Preformatted_20_Text">
      <style:text-properties style:font-name="Liberation Sans" fo:font-size="12pt" fo:font-style="italic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style:font-name="Arial"/>
    </style:style>
    <style:style style:name="T3" style:family="text">
      <style:text-properties style:font-name="Arial" fo:font-size="14pt"/>
    </style:style>
    <style:style style:name="T4" style:family="text">
      <style:text-properties style:font-name="Arial" fo:font-size="14pt" fo:font-weight="bold"/>
    </style:style>
    <style:style style:name="T5" style:family="text">
      <style:text-properties style:font-name="Arial" fo:font-size="14pt" officeooo:rsid="000de94c"/>
    </style:style>
    <style:style style:name="T6" style:family="text">
      <style:text-properties style:font-name="Arial" fo:font-size="14pt" officeooo:rsid="000f6a9a"/>
    </style:style>
    <style:style style:name="T7" style:family="text">
      <style:text-properties style:font-name="Arial" fo:font-size="14pt" officeooo:rsid="00106899"/>
    </style:style>
    <style:style style:name="T8" style:family="text">
      <style:text-properties style:font-name="Arial" fo:font-size="14pt" officeooo:rsid="00132c33"/>
    </style:style>
    <style:style style:name="T9" style:family="text">
      <style:text-properties style:font-name="Arial" fo:font-size="14pt" officeooo:rsid="00152800"/>
    </style:style>
    <style:style style:name="T10" style:family="text">
      <style:text-properties style:font-name="Arial" fo:font-size="14pt" fo:font-weight="normal" officeooo:rsid="00106899" style:font-weight-asian="normal" style:font-weight-complex="normal"/>
    </style:style>
    <style:style style:name="T11" style:family="text">
      <style:text-properties style:font-name="Arial" fo:font-size="14pt" officeooo:rsid="0011e712"/>
    </style:style>
    <style:style style:name="T12" style:family="text">
      <style:text-properties style:font-name="Arial" fo:font-size="18pt" fo:font-weight="bold" officeooo:rsid="000de94c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fo:font-size="12pt" fo:font-weight="bold" style:font-size-asian="12pt" style:font-size-complex="12pt"/>
    </style:style>
    <style:style style:name="T16" style:family="text">
      <style:text-properties fo:color="#000000" style:font-name="Arial" fo:font-size="12pt" style:text-underline-style="none" fo:font-weight="bold" officeooo:rsid="000f6a9a" style:font-size-asian="12pt" style:font-size-complex="12pt"/>
    </style:style>
    <style:style style:name="T17" style:family="text">
      <style:text-properties fo:color="#000000" style:font-name="Arial" fo:font-size="12pt" style:text-underline-style="none" fo:font-weight="bold" officeooo:rsid="000de94c" style:font-size-asian="12pt" style:font-size-complex="12pt"/>
    </style:style>
    <style:style style:name="T18" style:family="text">
      <style:text-properties fo:color="#000000" style:font-name="Arial" fo:font-size="12pt" style:text-underline-style="none" fo:font-weight="bold" officeooo:rsid="00152800" style:font-size-asian="12pt" style:font-size-complex="12pt"/>
    </style:style>
    <style:style style:name="T19" style:family="text">
      <style:text-properties officeooo:rsid="00152800"/>
    </style:style>
    <style:style style:name="T20" style:family="text">
      <style:text-properties officeooo:rsid="00189de7"/>
    </style:style>
    <style:style style:name="T21" style:family="text">
      <style:text-properties style:font-name="Liberation Sans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ver Age</text:p>
      <text:p text:style-name="P1">1<text:span text:style-name="T19"> </text:span><text:span text:style-name="T15">Константин Бальмонт</text:span><text:line-break/></text:p>
      <text:section text:style-name="Sect1" text:name="Раздел2">
        <text:p text:style-name="P2"><text:span text:style-name="T4">Золотая рыбка</text:span><text:span text:style-name="T3"><text:line-break/></text:span><text:span text:style-name="T13">В замке был веселый бал,<text:line-break/>    Музыканты пели.<text:line-break/>Ветерок в саду качал<text:line-break/>    Легкие качели.<text:line-break/>В замке, в сладостном бреду,<text:line-break/>    Пела, пела скрипка.<text:line-break/>А в саду была в пруду<text:line-break/>    Золотая рыбка.<text:line-break/>И кружились под луной,<text:line-break/>    Точно вырезные,<text:line-break/>Опьяненные весной,<text:line-break/>    Бабочки ночные.<text:line-break/>Пруд качал в себе звезду,<text:line-break/>    Гнулись травы гибко,<text:line-break/>И мелькала там в пруду<text:line-break/>    Золотая рыбка.<text:line-break/>Хоть не видели ее<text:line-break/>    Музыканты бала,<text:line-break/>Но от рыбки, от нее,<text:line-break/>    Музыка звучала.<text:line-break/>Чуть настанет тишина,<text:line-break/>    Золотая рыбка<text:line-break/>Промелькнет, и вновь видна<text:line-break/>    Меж гостей улыбка.<text:line-break/>Снова скрипка зазвучит,<text:line-break/>    Песня раздается.<text:line-break/>И в сердцах любовь журчит,<text:line-break/>    И весна смеется.<text:line-break/>Взор ко взору шепчет: «Жду!»<text:line-break/>    Так светло и зыбко,<text:line-break/>Оттого что там в пруду —<text:line-break/>    Золотая рыбка.</text:span></text:p>
      </text:section>
      <text:p text:style-name="P10"/>
      <text:p text:style-name="P4"><text:span text:style-name="T9">2 </text:span><text:span text:style-name="T6"><text:s/></text:span><text:span text:style-name="T12">Марина Цветаева </text:span><text:span text:style-name="T5"><text:line-break/></text:span></text:p>
      <text:section text:style-name="Sect1" text:name="Раздел1">
        <text:p text:style-name="P40">Тоска по родине! Давно<text:line-break/>Разоблаченная морока!<text:line-break/>Мне совершенно все равно —<text:line-break/>Где совершенно одинокой<text:line-break/><text:line-break/>Быть, по каким камням домой<text:line-break/>Брести с кошелкою базарной<text:line-break/>В дом, и не знающий, что — мой,<text:line-break/>Как госпиталь или казарма.<text:line-break/><text:line-break/>Мне все равно, каких среди<text:line-break/>Лиц ощетиниваться пленным<text:line-break/>Львом, из какой людской среды<text:line-break/>Быть вытесненной — непременно —<text:line-break/><text:line-break/>В себя, в единоличье чувств.<text:line-break/>Камчатским медведём без льдины<text:line-break/>Где не ужиться (и не тщусь!),<text:line-break/>Где унижаться — мне едино.<text:line-break/><text:line-break/>Не обольщусь и языком<text:line-break/>Родным, его призывом млечным.<text:line-break/>Мне безразлично — на каком<text:line-break/>Непонимаемой быть встречным!<text:line-break/><text:line-break/>(Читателем, газетных тонн<text:line-break/>Глотателем, доильцем сплетен...)<text:line-break/>Двадцатого столетья — он,<text:line-break/>А я — до всякого столетья!<text:line-break/><text:line-break/>Остолбеневши, как бревно,<text:line-break/>Оставшееся от аллеи,<text:line-break/>Мне все — равны, мне всё — равно,<text:line-break/>И, может быть, всего равнее —<text:line-break/><text:line-break/>Роднее бывшее — всего.<text:line-break/>Все признаки с меня, все меты,<text:line-break/>Все даты — как рукой сняло:<text:line-break/>Душа, родившаяся — где-то.<text:line-break/><text:line-break/>Так край меня не уберег<text:line-break/>Мой, что и самый зоркий сыщик<text:line-break/>Вдоль всей души, всей — поперек!<text:line-break/>Родимого пятна не сыщет!<text:line-break/><text:line-break/>Всяк дом мне чужд, всяк храм мне пуст,<text:line-break/>И все — равно, и все — едино.<text:line-break/>Но если по дороге — куст<text:line-break/>Встает, особенно — рябина...</text:p>
      </text:section>
      <text:p text:style-name="P33"/>
      <text:p text:style-name="P33"/>
      <text:p text:style-name="P33"><text:soft-page-break/></text:p>
      <text:p text:style-name="P29"><text:span text:style-name="T16">3 </text:span><text:a xlink:type="simple" xlink:href="http://www.stihi-rus.ru/1/Esenin/" text:style-name="Internet_20_link" text:visited-style-name="Visited_20_Internet_20_Link"><text:span text:style-name="T17">Сергей Есенин</text:span></text:a><text:a xlink:type="simple" xlink:href="http://www.stihi-rus.ru/1/Esenin/" text:style-name="Internet_20_link" text:visited-style-name="Visited_20_Internet_20_Link"><text:span text:style-name="T18"> </text:span></text:a><text:a xlink:type="simple" xlink:href="http://www.stihi-rus.ru/1/Esenin/" text:style-name="Internet_20_link" text:visited-style-name="Visited_20_Internet_20_Link"><text:span text:style-name="T17"><text:s/></text:span></text:a><text:span text:style-name="T4">Осень</text:span><text:span text:style-name="T3"><text:line-break/></text:span></text:p>
      <text:section text:style-name="Sect1" text:name="Раздел4">
        <text:p text:style-name="P28"><text:span text:style-name="T2">Тихо в чаще можжевеля по обрыву.<text:line-break/>Осень, рыжая кобыла, чешет гривы.<text:line-break/>Над речным покровом берегов<text:line-break/>Слышен синий лязг ее подков.<text:line-break/>Схимник-ветер шагом осторожным<text:line-break/>Мнет листву по выступам дорожным<text:line-break/>И целует на рябиновом кусту<text:line-break/>Язвы красные незримому Христу.</text:span> </text:p>
      </text:section>
      <text:p text:style-name="P23"><text:span text:style-name="T7">4 Сергей Есенин</text:span><text:span text:style-name="T9"> </text:span><text:span text:style-name="T10">Берёза</text:span><text:span text:style-name="T7"><text:line-break/></text:span></text:p>
      <text:section text:style-name="Sect1" text:name="Раздел5">
        <text:p text:style-name="P15">Белая берёза<text:line-break/>Под моим окном<text:line-break/>Принакрылась снегом,<text:line-break/>Точно серебром.<text:line-break/><text:line-break/>На пушистых ветках<text:line-break/>Снежною каймой<text:line-break/>Распустились кисти<text:line-break/>Белой бахромой.<text:line-break/><text:line-break/>И стоит береза<text:line-break/>В сонной тишине,<text:line-break/>И горят снежинки<text:line-break/>В золотом огне.<text:line-break/><text:line-break/>А заря, лениво<text:line-break/>Обходя кругом,<text:line-break/>обсыпает ветки<text:line-break/>Новым серебром.</text:p>
      </text:section>
      <text:p text:style-name="P17"/>
      <text:p text:style-name="P11"/>
      <text:p text:style-name="P5"><text:span text:style-name="T3">5 Саша Черный </text:span><text:span text:style-name="T9"><text:s/></text:span><text:span text:style-name="T3">Городская сказка<text:line-break/></text:span></text:p>
      <text:section text:style-name="Sect1" text:name="Раздел6">
        <text:p text:style-name="P41">Профиль тоньше камеи,</text:p>
        <text:p text:style-name="P41">Глаза как спелые сливы,</text:p>
        <text:p text:style-name="P41">Шея белее лилеи,</text:p>
        <text:p text:style-name="P41">И стан как у леди Годивы.</text:p>
        <text:p text:style-name="P41"/>
        <text:p text:style-name="P41">Деву с душою бездонной,</text:p>
        <text:p text:style-name="P41">Как первая скрипка оркестра,—</text:p>
        <text:p text:style-name="P41">Недаром прозвали мадонной</text:p>
        <text:p text:style-name="P41">Медички шестого семестра.</text:p>
        <text:p text:style-name="P41"/>
        <text:p text:style-name="P41">Пришел к мадонне филолог,</text:p>
        <text:p text:style-name="P41">Фаддей Симеонович Смяткин.</text:p>
        <text:p text:style-name="P41">Рассказ мой будет недолог:</text:p>
        <text:p text:style-name="P41">Филолог влюбился по пятки.</text:p>
        <text:p text:style-name="P41"/>
        <text:p text:style-name="P41">Влюбился жестоко и сразу</text:p>
        <text:p text:style-name="P41">В глаза ее, губы и уши,</text:p>
        <text:p text:style-name="P41">Цедил за фразою фразу,</text:p>
        <text:p text:style-name="P41">Томился, как рыба на суше.</text:p>
        <text:p text:style-name="P41"/>
        <text:p text:style-name="P41">Хотелось быть ее чашкой,</text:p>
        <text:p text:style-name="P41">Братом ее или теткой,</text:p>
        <text:p text:style-name="P41">Ее эмалевой пряжкой</text:p>
        <text:p text:style-name="P41">И даже зубной ее щеткой!..</text:p>
        <text:p text:style-name="P41"/>
        <text:p text:style-name="P41">«Устали, Варвара Петровна?</text:p>
        <text:p text:style-name="P41">О, как дрожат ваши ручки!» —</text:p>
        <text:p text:style-name="P41">Шепнул филолог любовно,</text:p>
        <text:p text:style-name="P41">А в сердце вонзились колючки.</text:p>
        <text:p text:style-name="P41"/>
        <text:p text:style-name="P41">«Устала. Вскрывала студента:</text:p>
        <text:p text:style-name="P41">Труп был жирный и дряблый.</text:p>
        <text:p text:style-name="P41">Холод... Сталь инструмента.</text:p>
        <text:p text:style-name="P41">Руки, конечно, иззябли.</text:p>
        <text:p text:style-name="P41"/>
        <text:p text:style-name="P41">Потом у Калинкина моста</text:p>
        <text:p text:style-name="P41">Смотрела своих венеричек.</text:p>
        <text:p text:style-name="P41">Устала: их было до ста.</text:p>
        <text:p text:style-name="P41">Что с вами? Вы ищете спичек?</text:p>
        <text:p text:style-name="P41"/>
        <text:p text:style-name="P41">Спички лежат на окошке.</text:p>
        <text:p text:style-name="P41">Ну, вот. Вернулась обратно,</text:p>
        <text:p text:style-name="P41">Вынула почки у кошки</text:p>
        <text:p text:style-name="P41">И зашила ее аккуратно.</text:p>
        <text:p text:style-name="P41"/>
        <text:p text:style-name="P41">Затем мне с подругой достались</text:p>
        <text:p text:style-name="P41">Препараты гнилой пуповины.</text:p>
        <text:p text:style-name="P41">Потом... был скучный анализ:</text:p>
        <text:p text:style-name="P41">Выделенье в моче мочевины...</text:p>
        <text:p text:style-name="P41"/>
        <text:p text:style-name="P41">Ах, я! Прошу извиненья:</text:p>
        <text:p text:style-name="P41">Я роль хозяйки забыла —</text:p>
        <text:p text:style-name="P41">Коллега, возьмите варенья,—</text:p>
        <text:p text:style-name="P41">Сама сегодня варила».</text:p>
        <text:p text:style-name="P41"/>
        <text:p text:style-name="P41">Фаддей Симеонович Смяткин</text:p>
        <text:p text:style-name="P41">Сказал беззвучно: «Спасибо!»</text:p>
        <text:p text:style-name="P41">А в горле ком кисло-сладкий</text:p>
        <text:p text:style-name="P41">Бился, как в неводе рыба.</text:p>
        <text:p text:style-name="P41"/>
        <text:p text:style-name="P41">Не хотелось быть ее чашкой,</text:p>
        <text:p text:style-name="P41">Ни братом ее и ни теткой,</text:p>
        <text:p text:style-name="P41">Ни ее эмалевой пряжкой</text:p>
        <text:p text:style-name="P41">Ни зубной ее щеткой!</text:p>
        <text:p text:style-name="P41"><text:soft-page-break/></text:p>
        <text:p text:style-name="P42">1909</text:p>
      </text:section>
      <text:p text:style-name="Preformatted_20_Text"/>
      <text:p text:style-name="P24"><text:span text:style-name="T8">6</text:span><text:span text:style-name="T3"> саша черный</text:span><text:span text:style-name="T9"> <text:s/></text:span><text:span text:style-name="T11">Любовь</text:span></text:p>
      <text:p text:style-name="P12"/>
      <text:section text:style-name="Sect1" text:name="Раздел7">
        <text:p text:style-name="P12">На перевернутый ящик<text:line-break/>Села худая, как спица,<text:line-break/>Дылда-девица,<text:line-break/>Рядом - плечистый приказчик.<text:line-break/><text:line-break/>Говорят, говорят...<text:line-break/>В глазах - пламень и яд,-<text:line-break/>Вот-вот<text:line-break/>Она в него зонтик воткнет,<text:line-break/>А он ее схватит за тощую ногу<text:line-break/>И, придя окончательно в раж,<text:line-break/>Забросит ее на гараж -<text:line-break/>Через дорогу...<text:line-break/><text:line-break/>Слава богу!<text:line-break/>Все злые слова откипели,-<text:line-break/>Заструились тихие трели...<text:line-break/>Он ее взял,<text:line-break/>Как хрупкий бокал,<text:line-break/>Деловито за шею,<text:line-break/>Она повернула к злодею<text:line-break/>Свой щучий овал:<text:line-break/>Три минуты ее он лобзал<text:line-break/>Так, что камни под ящиком томно хрустели.<text:line-break/>Потом они яблоко ели:<text:line-break/>Он куснет, а после она,-<text:line-break/>Потому что весна. </text:p>
      </text:section>
      <text:p text:style-name="P12"><text:line-break/></text:p>
      <text:p text:style-name="P13">7 Мандельштам</text:p>
      <text:section text:style-name="Sect1" text:name="Раздел8">
        <text:p text:style-name="P32"><text:bookmark text:name="st1"/><text:bookmark text:name="L1"/>Я не слыхал рассказов Оссиана,<text:line-break/><text:bookmark text:name="L2"/>Не пробовал старинного вина;<text:line-break/><text:bookmark text:name="L3"/>Зачем же мне мерещится поляна,<text:line-break/><text:bookmark text:name="L4"/>Шотландии кровавая луна?</text:p>
        <text:p text:style-name="P32"><text:bookmark text:name="st11"/><text:bookmark text:name="L14"/>И перекличка ворона и арфы<text:line-break/><text:bookmark text:name="L13"/>Мне чудится в зловещей тишине;<text:line-break/><text:bookmark text:name="L12"/>И ветром развеваемые шарфы<text:line-break/><text:bookmark text:name="L11"/>Дружинников мелькают при луне!</text:p>
        <text:p text:style-name="P32"><text:bookmark text:name="st12"/><text:bookmark text:name="L18"/>Я получил блаженное наследство —<text:line-break/><text:bookmark text:name="L17"/>Чужих певцов блуждающие сны;<text:line-break/><text:bookmark text:name="L16"/>Свое родство и скучное соседство<text:line-break/><text:bookmark text:name="L15"/>Мы презирать заведомо вольны.</text:p>
        <text:p text:style-name="P32"><text:bookmark text:name="st13"/><text:bookmark text:name="L112"/>И не одно сокровище, быть может,<text:line-break/><text:bookmark text:name="L111"/>Минуя внуков, к правнукам уйдет;<text:line-break/><text:bookmark text:name="L110"/>И снова скальд чужую песню сложит<text:line-break/><text:bookmark text:name="L19"/>И, как свою, ее произнесет.</text:p>
      </text:section>
      <text:p text:style-name="P30"><text:bookmark text:name="1914"/>1914</text:p>
      <text:p text:style-name="P13"/>
      <text:p text:style-name="P13">8 Агнивцев </text:p>
      <text:p text:style-name="P13">Две сестры</text:p>
      <text:section text:style-name="Sect1" text:name="Раздел9">
        <text:p text:style-name="P13">Их две сестры. </text:p>
        <text:p text:style-name="P13">Одна от неба,</text:p>
        <text:p text:style-name="P13"><text:s/>А та, другая, от земли. </text:p>
        <text:p text:style-name="P13">Я тщетно жду, какую мне бы </text:p>
        <text:p text:style-name="P13">Дать боги случая могли. </text:p>
        <text:p text:style-name="P13">Вот ту, которая от неба, </text:p>
        <text:p text:style-name="P13">Иль ту, другую, от земли?</text:p>
        <text:p text:style-name="P13"><text:s/>Одна, как статуя мадонны,</text:p>
        <text:p text:style-name="P13"><text:s/>Ну а другая, как вертеп. </text:p>
        <text:p text:style-name="P13">И я вздыхаю сокрушенно, </text:p>
        <text:p text:style-name="P13">В которую влюбиться мне б. </text:p>
        <text:p text:style-name="P13">Вот в ту, что статуя мадонны, </text:p>
        <text:p text:style-name="P13">Иль в ту, другую, что вертеп? </text:p>
        <text:p text:style-name="P13">Но та, что статуя мадонны, </text:p>
        <text:p text:style-name="P13">И эта, что наоборот, </text:p>
        <text:p text:style-name="P13">Вдруг улыбнулись мне влюбленно. </text:p>
        <text:p text:style-name="P13">С тех пор сам черт не разберет, </text:p>
        <text:p text:style-name="P13">Где та, что статуя мадонны, </text:p>
        <text:p text:style-name="P13">И эта, что наоборот! </text:p>
      </text:section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9 Бальмонт </text:p>
      <text:h text:style-name="P39" text:outline-level="3">Завет бытия</text:h>
      <text:p text:style-name="P35">Я спросил у свободного ветра,</text:p>
      <text:p text:style-name="P35">Что мне сделать, чтоб быть молодым.</text:p>
      <text:p text:style-name="P35">Мне ответил играющий ветер:</text:p>
      <text:p text:style-name="P35">«Будь воздушным, как ветер, как дым!»</text:p>
      <text:p text:style-name="P35"/>
      <text:p text:style-name="P35">Я спросил у могучего моря,</text:p>
      <text:p text:style-name="P35">В чем великий завет бытия.</text:p>
      <text:p text:style-name="P35">Мне ответило звучное море:</text:p>
      <text:p text:style-name="P35">«Будь всегда полнозвучным, как я!»</text:p>
      <text:p text:style-name="P35"/>
      <text:p text:style-name="P35">Я спросил у высокого солнца,</text:p>
      <text:p text:style-name="P35">Как мне вспыхнуть светлее зари.</text:p>
      <text:p text:style-name="P35">Ничего не ответило солнце,</text:p>
      <text:p text:style-name="P35">Но душа услыхала: «Гори!»</text:p>
      <text:p text:style-name="Preformatted_20_Text"/>
      <text:p text:style-name="P37"/>
      <text:p text:style-name="P6">10 Цветаева</text:p>
      <text:p text:style-name="P7"><text:span text:style-name="T1">Декабрь и январь</text:span><text:line-break/></text:p>
      <text:section text:style-name="Sect1" text:name="Раздел11">
        <text:p text:style-name="P20">В декабре на заре было счастье,<text:line-break/>Длилось - миг.<text:line-break/>Настоящее, первое счастье<text:line-break/>Не из книг!<text:line-break/><text:line-break/>В январе на заре было горе,<text:line-break/>Длилось - час.<text:line-break/>Настоящее, горькое горе<text:line-break/><text:line-break/>В первый раз!</text:p>
      </text:section>
      <text:p text:style-name="P13"/>
      <text:p text:style-name="P6">11 Гумилев</text:p>
      <text:p text:style-name="P6"/>
      <text:section text:style-name="Sect1" text:name="Раздел12">
        <text:p text:style-name="P18">Жираф</text:p>
        <text:p text:style-name="P26">Сегодня, я вижу, особенно грустен твой взгляд<text:line-break/>И руки особенно тонки, колени обняв.<text:line-break/>Послушай: далёко, далёко, на озере Чад<text:line-break/>Изысканный бродит жираф.<text:line-break/><text:line-break/>Ему грациозная стройность и нега дана,<text:line-break/>И шкуру его украшает волшебный узор,<text:line-break/>С которым равняться осмелится только луна,<text:line-break/>Дробясь и качаясь на влаге широких озер.<text:line-break/><text:line-break/>Вдали он подобен цветным парусам корабля,<text:line-break/>И бег его плавен, как радостный птичий полет.<text:line-break/>Я знаю, что много чудесного видит земля,<text:line-break/>Когда на закате он прячется в мраморный грот.<text:line-break/><text:line-break/>Я знаю веселые сказки таинственных стран<text:line-break/>Про чёрную деву, про страсть молодого вождя,<text:line-break/>Но ты слишком долго вдыхала тяжелый туман,<text:line-break/>Ты верить не хочешь во что-нибудь кроме дождя.<text:line-break/><text:line-break/>И как я тебе расскажу про тропический сад,<text:line-break/>Про стройные пальмы, про запах немыслимых трав.<text:line-break/>Ты плачешь? Послушай... далёко, на озере Чад<text:line-break/>Изысканный бродит жираф. </text:p>
      </text:section>
      <text:p text:style-name="P21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12 Цветаева</text:p>
      <text:p text:style-name="P36"/>
      <text:section text:style-name="Sect1" text:name="Раздел10">
        <text:p text:style-name="P34">Вы столь забывчивы, сколь незабвенны.</text:p>
        <text:p text:style-name="Preformatted_20_Text">— Ах, Вы похожи на улыбку Вашу! —</text:p>
        <text:p text:style-name="Preformatted_20_Text">Сказать еще? — Златого утра краше!</text:p>
        <text:p text:style-name="Preformatted_20_Text">Сказать еще? — Один во всей вселенной!</text:p>
        <text:p text:style-name="Preformatted_20_Text">Самой Любви младой военнопленный,</text:p>
        <text:p text:style-name="Preformatted_20_Text">Рукой Челлини ваянная чаша.</text:p>
        <text:p text:style-name="Preformatted_20_Text"/>
        <text:p text:style-name="Preformatted_20_Text">Друг, разрешите мне на лад старинный</text:p>
        <text:p text:style-name="Preformatted_20_Text">Сказать любовь, нежнейшую на свете.</text:p>
        <text:p text:style-name="Preformatted_20_Text">Я Вас люблю. — В камине воет ветер.</text:p>
        <text:p text:style-name="Preformatted_20_Text">Облокотясь — уставясь в жар каминный —</text:p>
        <text:p text:style-name="Preformatted_20_Text">Я Вас люблю. Моя любовь невинна.</text:p>
        <text:p text:style-name="Preformatted_20_Text">Я говорю, как маленькие дети.</text:p>
        <text:p text:style-name="Preformatted_20_Text"/>
        <text:p text:style-name="Preformatted_20_Text">Друг! Всё пройдет! Виски в ладонях сжаты,</text:p>
        <text:p text:style-name="Preformatted_20_Text">Жизнь разожмет! — Младой военнопленный,</text:p>
        <text:p text:style-name="Preformatted_20_Text">Любовь отпустит вас, но — вдохновенный —</text:p>
        <text:p text:style-name="Preformatted_20_Text">Всем пророкочет голос мой крылатый —</text:p>
        <text:p text:style-name="Preformatted_20_Text">О том, что жили на земле когда-то</text:p>
        <text:p text:style-name="Preformatted_20_Text">Вы — столь забывчивый, сколь незабвенный!</text:p>
        <text:p text:style-name="Preformatted_20_Text"/>
        <text:p text:style-name="P38">25 ноября 1918</text:p>
      </text:section>
      <text:p text:style-name="P6">13 Мандельштам</text:p>
      <text:p text:style-name="P6"/>
      <text:section text:style-name="Sect1" text:name="Раздел13">
        <text:p text:style-name="P16">Невыразимая печаль<text:line-break/>Открыла два огромных глаза,<text:line-break/>Цветочная проснулась ваза<text:line-break/>И выплеснула свой хрусталь.<text:line-break/><text:line-break/>Вся комната напоена<text:line-break/>Истомой -- сладкое лекарство!<text:line-break/>Такое маленькое царство<text:line-break/>Так много поглотило сна.<text:line-break/><text:line-break/>Немного красного вина,<text:line-break/>Немного солнечного мая -<text:line-break/>И, тоненький бисквит ломая,<text:line-break/>Тончайших пальцев белизна.</text:p>
      </text:section>
      <text:p text:style-name="P6"/>
      <text:p text:style-name="P8">1<text:span text:style-name="T20">4</text:span> Мандельштам </text:p>
      <text:section text:style-name="Sect2" text:name="Раздел15">
        <text:p text:style-name="P22"/>
        <text:p text:style-name="P22">На бледно-голубой эмали,<text:line-break/>Какая мыслима в апреле,<text:line-break/>Березы ветви поднимали<text:line-break/>И незаметно вечерели.<text:line-break/><text:line-break/>Узор отточенный и мелкий,<text:line-break/>Застыла тоненькая сетка,<text:line-break/>Как на фарфоровой тарелке<text:line-break/>Рисунок, вычерченный метко,-<text:line-break/><text:line-break/>Когда его художник милый<text:line-break/>Выводит на стеклянной тверди,<text:line-break/>В сознании минутной силы,<text:line-break/>В забвении печальной смерти.</text:p>
      </text:section>
      <text:p text:style-name="P9"><text:line-break/>1<text:span text:style-name="T20">5</text:span> Есенин</text:p>
      <text:section text:style-name="Sect1" text:name="Раздел14">
        <text:p text:style-name="P19">До свиданья, друг мой, до свиданья.<text:line-break/>Милый мой, ты у меня в груди.<text:line-break/>Предназначенное расставанье<text:line-break/>Обещает встречу впереди.<text:line-break/><text:line-break/>До свиданья, друг мой, без руки, без слова,<text:line-break/>Не грусти и не печаль бровей,-<text:line-break/>В этой жизни умирать не ново,<text:line-break/>Но и жить, конечно, не новей. </text:p>
      </text:section>
      <text:p text:style-name="P8">16</text:p>
      <text:p text:style-name="P27">Владимир Маяковский </text:p>
      <text:section text:style-name="Sect1" text:name="Раздел3">
        <text:p text:style-name="P31"><text:span text:style-name="T2">П</text:span><text:span text:style-name="T14">ослушайте!<text:line-break/>Ведь, если звезды зажигают -<text:line-break/>значит - это кому-нибудь нужно?<text:line-break/>Значит - кто-то хочет, чтобы они были?<text:line-break/>Значит - кто-то называет эти плевочки<text:line-break/>                                           жемчужиной?<text:line-break/>И, надрываясь<text:line-break/>в метелях полуденной пыли,<text:line-break/>врывается к богу,<text:line-break/>боится, что опоздал,<text:line-break/>плачет,<text:line-break/>целует ему жилистую руку,<text:line-break/>просит -<text:line-break/>чтоб обязательно была звезда! -<text:line-break/>клянется -<text:line-break/>не перенесет эту беззвездную муку!<text:line-break/></text:span></text:p>
        <text:p text:style-name="P28"><text:span text:style-name="T2">А после<text:line-break/>ходит тревожный,<text:line-break/>но спокойный наружно.<text:line-break/>Говорит кому-то:<text:line-break/>"Ведь теперь тебе ничего?<text:line-break/>Не страшно?<text:line-break/>Да?!"<text:line-break/>Послушайте!<text:line-break/>Ведь, если звезды<text:line-break/>зажигают -<text:line-break/>значит - это кому-нибудь нужно?<text:line-break/>Значит - это необходимо,<text:line-break/>чтобы каждый вечер<text:line-break/>над крышами<text:line-break/>загоралась хоть одна звезда?!</text:span> </text:p>
        <text:p text:style-name="P25">1914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6cm" fo:margin-right="0.6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9:41:29.766230344</meta:creation-date>
    <dc:date>2017-11-05T17:12:08.942101248</dc:date>
    <meta:editing-duration>P3DT11H20M36S</meta:editing-duration>
    <meta:editing-cycles>13</meta:editing-cycles>
    <meta:generator>LibreOffice/5.3.1.2$Linux_X86_64 LibreOffice_project/30m0$Build-2</meta:generator>
    <meta:document-statistic meta:table-count="0" meta:image-count="0" meta:object-count="0" meta:page-count="5" meta:paragraph-count="144" meta:word-count="1424" meta:character-count="9020" meta:non-whitespace-character-count="7530"/>
  </office:meta>
</office:document-meta>
</file>